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_33__20_Dashes_20_3_20_Dots_20__28_var_29_" svg:stroke-color="#ff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2.413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6.461cm" svg:y="4.048cm">
          <text:p text:style-name="P1">2 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51cm" svg:height="1.651cm" svg:x="2.552cm" svg:y="7.1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6.969cm" svg:y="8.8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11.795cm" svg:y="8.49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11.414cm" svg:y="3.92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378cm" svg:y1="7.125cm" svg:x2="6.461cm" svg:y2="4.874cm" draw:start-shape="id1" draw:start-glue-point="4" draw:end-shape="id2" draw:end-glue-point="6" svg:d="m3378 7125c0-1501 1027-2251 3083-2251" svg:viewBox="0 0 3084 2252">
          <text:p text:style-name="P1">A</text:p>
          <text:p text:style-name="P1"/>
        </draw:connector>
        <draw:connector draw:style-name="gr3" draw:text-style-name="P1" draw:layer="layout" draw:type="curve" svg:x1="7.871cm" svg:y1="4.289cm" svg:x2="11.414cm" svg:y2="4.747cm" draw:start-shape="id2" draw:start-glue-point="11" draw:end-shape="id3" draw:end-glue-point="6" svg:d="m7871 4289c2838 0 1067 458 3543 458" svg:viewBox="0 0 3544 459">
          <text:p text:style-name="P1">B</text:p>
          <text:p text:style-name="P1"/>
        </draw:connector>
        <draw:connector draw:style-name="gr3" draw:text-style-name="P1" draw:layer="layout" draw:type="curve" svg:x1="7.287cm" svg:y1="5.699cm" svg:x2="7.794cm" svg:y2="8.874cm" draw:start-shape="id2" draw:start-glue-point="8" draw:end-shape="id4" svg:d="m7287 5699c0 2380 507 793 507 3175" svg:viewBox="0 0 508 3176">
          <text:p text:style-name="P1">C</text:p>
          <text:p text:style-name="P1"/>
        </draw:connector>
        <draw:connector draw:style-name="gr3" draw:text-style-name="P1" draw:layer="layout" draw:type="curve" svg:x1="12.24cm" svg:y1="5.572cm" svg:x2="12.621cm" svg:y2="8.493cm" draw:start-shape="id3" draw:start-glue-point="8" draw:end-shape="id5" draw:end-glue-point="4" svg:d="m12240 5572c0 2190 381 730 381 2921" svg:viewBox="0 0 382 2922">
          <text:p text:style-name="P1">F</text:p>
          <text:p text:style-name="P1"/>
        </draw:connector>
        <draw:connector draw:style-name="gr3" draw:text-style-name="P1" draw:layer="layout" draw:type="curve" svg:x1="6.969cm" svg:y1="9.7cm" svg:x2="3.378cm" svg:y2="8.776cm" draw:start-shape="id4" draw:start-glue-point="6" draw:end-shape="id1" draw:end-glue-point="8" svg:d="m6969 9700c-2394 0-3591-308-3591-924" svg:viewBox="0 0 3592 925">
          <text:p text:style-name="P1">D</text:p>
          <text:p text:style-name="P1"/>
        </draw:connector>
        <draw:connector draw:style-name="gr3" draw:text-style-name="P1" draw:layer="layout" draw:type="curve" svg:x1="8.62cm" svg:y1="9.699cm" svg:x2="11.795cm" svg:y2="9.319cm" draw:start-shape="id4" draw:end-shape="id5" draw:end-glue-point="6" svg:d="m8620 9699c2380 0 793-380 3175-380" svg:viewBox="0 0 3176 381">
          <text:p text:style-name="P1">E</text:p>
          <text:p text:style-name="P1"/>
        </draw:connector>
        <draw:custom-shape draw:style-name="gr2" draw:text-style-name="P1" xml:id="id6" draw:id="id6" draw:layer="layout" svg:width="1.651cm" svg:height="1.651cm" svg:x="14.97cm" svg:y="5.95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065cm" svg:y1="4.747cm" svg:x2="15.796cm" svg:y2="5.953cm" draw:start-shape="id3" draw:start-glue-point="10" draw:end-shape="id6" draw:end-glue-point="4" svg:d="m13065 4747c1821 0 2731 402 2731 1206" svg:viewBox="0 0 2732 1207">
          <text:p text:style-name="P1">G</text:p>
          <text:p text:style-name="P1"/>
        </draw:connector>
        <draw:connector draw:style-name="gr4" draw:text-style-name="P1" draw:layer="layout" draw:type="curve" svg:x1="13.446cm" svg:y1="9.319cm" svg:x2="15.796cm" svg:y2="7.604cm" draw:start-shape="id5" draw:start-glue-point="10" draw:end-shape="id6" draw:end-glue-point="8" svg:d="m13446 9319c1567 0 2350-571 2350-1715" svg:viewBox="0 0 2351 1716">
          <text:p/>
        </draw:connector>
        <draw:custom-shape draw:style-name="gr1" draw:text-style-name="P1" draw:layer="layout" svg:width="1.651cm" svg:height="1.651cm" svg:x="3.032cm" svg:y="12.62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533cm" svg:height="0.962cm" svg:x="5.918cm" svg:y="13.138cm">
          <draw:text-box>
            <text:p>состояние</text:p>
          </draw:text-box>
        </draw:frame>
        <draw:line draw:style-name="gr3" draw:text-style-name="P1" draw:layer="layout" svg:x1="2.651cm" svg:y1="16.24cm" svg:x2="5.064cm" svg:y2="16.24cm">
          <text:p text:style-name="P1">A</text:p>
          <text:p text:style-name="P1"/>
        </draw:line>
        <draw:frame draw:style-name="gr6" draw:layer="layout" svg:width="12.446cm" svg:height="1.52cm" svg:x="5.918cm" svg:y="15.555cm">
          <draw:text-box>
            <text:p>Помеченная дуга</text:p>
          </draw:text-box>
        </draw:frame>
        <draw:frame draw:style-name="gr7" draw:layer="layout" svg:width="17.145cm" svg:height="2.663cm" svg:x="2.397cm" svg:y="17.51cm">
          <draw:text-box>
            <text:p>Состояние S –- стартовое состояние. Всегда начинаем с него</text:p>
          </draw:text-box>
        </draw:frame>
        <draw:frame draw:style-name="gr8" draw:layer="layout" svg:width="17.653cm" svg:height="1.524cm" svg:x="2.143cm" svg:y="20.05cm">
          <draw:text-box>
            <text:p>P={5, 6} –- принимающие состояния</text:p>
          </draw:text-box>
        </draw:frame>
        <draw:frame draw:style-name="gr9" draw:text-style-name="P1" draw:layer="layout" svg:width="17.907cm" svg:height="1.397cm" svg:x="1.635cm" svg:y="1.381cm">
          <draw:text-box>
            <text:p text:style-name="P1">Входная строка: <text:span text:style-name="T1">bgfklm135.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24T15:29:33.060689480</dc:date>
    <meta:editing-duration>P0D</meta:editing-duration>
    <meta:editing-cycles>1</meta:editing-cycles>
    <meta:document-statistic meta:object-count="21"/>
    <meta:generator>LibreOffice/4.1.4.2$Linux_X86_64 LibreOffice_project/410m0$Build-2</meta:generator>
  </office:meta>
</office:document-meta>
</file>